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E0000000F79602AEE.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imes new roman" svg:font-family="'times new roman', 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25in" table:align="left"/>
    </style:style>
    <style:style style:name="Table1.A" style:family="table-column">
      <style:table-column-properties style:column-width="0.6521in"/>
    </style:style>
    <style:style style:name="Table1.B" style:family="table-column">
      <style:table-column-properties style:column-width="0.6729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B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2" style:family="table">
      <style:table-properties style:width="1.325in" table:align="left"/>
    </style:style>
    <style:style style:name="Table2.A" style:family="table-column">
      <style:table-column-properties style:column-width="0.6521in"/>
    </style:style>
    <style:style style:name="Table2.B" style:family="table-column">
      <style:table-column-properties style:column-width="0.6729in"/>
    </style:style>
    <style:style style:name="Table2.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2.B1" style:family="table-cell">
      <style:table-cell-properties style:vertical-align="middle" style:border-line-width="0in 0.0014in 0.0007in" fo:padding="0.0194in" fo:border="0.05pt double #808080"/>
    </style:style>
    <style:style style:name="Table2.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2.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fo:font-size="9.75pt"/>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7">
      <style:paragraph-properties fo:margin-top="0in" fo:margin-bottom="0in" style:contextual-spacing="false"/>
    </style:style>
    <style:style style:name="P13" style:family="paragraph" style:parent-style-name="Text_20_body" style:list-style-name="L4">
      <style:paragraph-properties fo:margin-left="0in" fo:margin-right="0in" fo:text-align="start" style:justify-single-word="false" fo:widows="1" fo:text-indent="0in" style:auto-text-indent="false"/>
    </style:style>
    <style:style style:name="P14" style:family="paragraph" style:parent-style-name="Text_20_body" style:list-style-name="L8">
      <style:paragraph-properties fo:margin-left="0in" fo:margin-right="0in" fo:text-align="start" style:justify-single-word="false" fo:widows="1" fo:text-indent="0in" style:auto-text-indent="false"/>
    </style:style>
    <style:style style:name="P15" style:family="paragraph" style:parent-style-name="Table_20_Contents">
      <style:paragraph-properties fo:margin-top="0in" fo:margin-bottom="0.1965in" style:contextual-spacing="false"/>
    </style:style>
    <style:style style:name="T1" style:family="text">
      <style:text-properties fo:color="#000000"/>
    </style:style>
    <style:style style:name="T2" style:family="text">
      <style:text-properties fo:color="#0000ff"/>
    </style:style>
    <style:style style:name="T3" style:family="text">
      <style:text-properties fo:color="#0000ff" style:font-name="times new roman" fo:font-size="14pt"/>
    </style:style>
    <style:style style:name="T4" style:family="text">
      <style:text-properties fo:font-variant="normal" fo:text-transform="none" fo:color="#000000" style:font-name="Helvetica Neue" fo:font-size="9.75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anonymous_element_9"/><text:a xlink:type="simple" xlink:href="https://uml.umassonline.net/webapps/assignment/uploadAssignment?content_id=_5771143_1&amp;course_id=_69768_1&amp;assign_group_id=&amp;mode=view"><text:span text:style-name="T1">Assignment 2 - Creating and Using A Logger Utility</text:span></text:a> </text:h>
      <text:p text:style-name="P1">Attached Files:</text:p>
      <text:list xml:id="list4488805451045127110" text:style-name="L1">
        <text:list-item>
          <text:p text:style-name="P2"><draw:a xlink:type="simple" xlink:href="https://uml.umassonline.net/bbcswebdav/pid-5771143-dt-content-rid-21092915_1/xid-21092915_1" office:target-frame-name="_blank" xlink:show="new"><draw:frame draw:style-name="fr1" draw:name="Image1" text:anchor-type="as-char" svg:width="0.8071in" svg:height="0.4138in" draw:z-index="0"><draw:image xlink:href="Pictures/100002000000000E0000000F79602AEE.gif" xlink:type="simple" xlink:show="embed" xlink:actuate="onLoad"/><svg:title>File</svg:title></draw:frame></draw:a><text:a xlink:type="simple" xlink:href="https://uml.umassonline.net/bbcswebdav/pid-5771143-dt-content-rid-21092915_1/xid-21092915_1" office:target-frame-name="_blank" xlink:show="new"> TestLogger.java</text:a> (<text:bookmark text:name="/xid-21092915_1_fileSize"/>2.283 KB) </text:p>
        </text:list-item>
      </text:list>
      <text:p text:style-name="Text_20_body">One of the most common utility functions in an application is the ability to log information about the running program.  In the past, before IDEs (like Netbeans)  were available or widely used, a lot of debugging information was printed to the console via statements embedded in the application.  For those of you who are old enough to remember this:</text:p>
      <text:p text:style-name="Text_20_body">print("here I am before incrementing x");</text:p>
      <text:p text:style-name="Text_20_body">// some code</text:p>
      <text:p text:style-name="Text_20_body">print("here I am after doing x");</text:p>
      <text:p text:style-name="Text_20_body">I'm sure you will be happy to know that debug print statements like these truly are a thing of the past.  With Java, debug statements become part of the application and actually have a more useful function than just debugging.  There are several good Java utilities that allow us to embed "debug" statements in our code and use them for logging various levels or types of activities that are happening in the application.  In fact, debug style statements are commonly used to create application logs.  Logs are permanent files which log application program flow, and are heavily relied upon not only to debug a program, but to track all program activity.  </text:p>
      <text:p text:style-name="Text_20_body">Today, with the widespread use of highly sophisticated IDEs, it's not as important or necessary to embed debugging statements in the application, however, logging is still heavily used. Log files are used to record business critical information, timestamp data, audit data, etc.  In addition, it is still sometimes necessary to log debug messages after an application is deployed and the user no longer has access to an IDE. In situations like this it can be really helpful to have the client turn on a "logging" feature in the program to provide information to the developer of the program as to what is going wrong. Log files, written to a permanent location, can be an important part of the application.</text:p>
      <text:p text:style-name="Text_20_body"><text:line-break/>One problem with using print statements for debugging is that you often get too many messages to sort out the problem. The log file becomes filled with detailed output that is too cluttered to make any sense. Eventually, the output is packed with so much information that you can no longer tell what is happening in your program.<text:line-break/><text:line-break/>A second problem is that when you are ready to release your program to the outside world you have to delete all of the print statements so that your users don't see them. Of course when you do this you lose the ability to debug your program later, unless you go back and add all of the print statements again.<text:line-break/><text:line-break/>A common solution to this problem is to write a utility class whose responsibility is to log information. <text:soft-page-break/>This class can have a flag that will allow you to turn the logging on and off. In addition you should be able to tell the class how much detail you want in the output. Ultimately, this class will give you the ability to control when information is logged, what information is logged, how often information is logged, and even where the information is logged to. And you will be able to control all of this without changing a single line of code!</text:p>
      <text:p text:style-name="Text_20_body">This type of utility class is commonly written using static methods and data and is referred to as a static class.  In order to use the features of a utility class, the application can access the methods directly by referring to the class name, eliminating the need to  create an instance of the class in order to execute the methods. </text:p>
      <text:p text:style-name="Text_20_body">Your assignment this week is to write a utility class - <text:span text:style-name="T3">Logger.java </text:span>which will provide the following four log methods that print information to the console:</text:p>
      <text:list xml:id="list1524970839024155465" text:style-name="L2">
        <text:list-item>
          <text:p text:style-name="P9">public static void logDebug(String strMessage); </text:p>
        </text:list-item>
        <text:list-item>
          <text:p text:style-name="P9">public static void logInfo(String strMessage); </text:p>
        </text:list-item>
        <text:list-item>
          <text:p text:style-name="P9">public static void logWarning(String strMessage); </text:p>
        </text:list-item>
        <text:list-item>
          <text:p text:style-name="P3">public static void logError(String strMessage </text:p>
        </text:list-item>
      </text:list>
      <text:p text:style-name="Text_20_body"><text:line-break/>In addition, you should have methods that allow the user to turn logging on and off:</text:p>
      <text:list xml:id="list6852743557464461478" text:style-name="L3">
        <text:list-item>
          <text:p text:style-name="P10">  public static void enableLogging(); </text:p>
        </text:list-item>
        <text:list-item>
          <text:p text:style-name="P4">  public static void disableLogging(); </text:p>
        </text:list-item>
      </text:list>
      <text:p text:style-name="Text_20_body"><text:line-break/>Finally, you need a way to set the current log level. This level will determine what information gets logged. </text:p>
      <text:list xml:id="list2061924649448753337" text:style-name="L4">
        <text:list-item>
          <text:p text:style-name="P13"> public static void setLogLevel(int logLevel);  // log levels will be numeric values (1-error, 2- <text:span text:style-name="T4">warning</text:span>, 3-informational, 4-debug) </text:p>
        </text:list-item>
      </text:list>
      <text:p text:style-name="Text_20_body"><text:line-break/><text:span text:style-name="Emphasis">(Notice that all of these methods are static. Because we are creating static methods, we will be able to use the Logger without creating an instance of a class.)</text:span><text:line-break/><text:line-break/>Here is a table that shows what will be printed depending on the log level set:</text:p>
      <table:table table:name="Table1" table:style-name="Table1">
        <table:table-column table:style-name="Table1.A"/>
        <table:table-column table:style-name="Table1.B"/>
        <table:table-row>
          <table:table-cell table:style-name="Table1.A1" office:value-type="string">
            <text:p text:style-name="Table_20_Contents">Debug</text:p>
          </table:table-cell>
          <table:table-cell table:style-name="Table1.B1" office:value-type="string">
            <text:p text:style-name="P15"><text:span text:style-name="Emphasis">Output</text:span>:</text:p>
            <text:p text:style-name="P15">Debug<text:line-break/>Info<text:line-break/>Warning<text:line-break/>Error</text:p>
          </table:table-cell>
        </table:table-row>
        <table:table-row>
          <table:table-cell table:style-name="Table1.A2" office:value-type="string">
            <text:p text:style-name="Table_20_Contents">Info</text:p>
          </table:table-cell>
          <table:table-cell table:style-name="Table1.B2" office:value-type="string">
            <text:p text:style-name="P15"><text:span text:style-name="Emphasis">Output</text:span>:<text:soft-page-break/></text:p>
            <text:p text:style-name="P15">Info<text:line-break/>Warning<text:line-break/>Error</text:p>
          </table:table-cell>
        </table:table-row>
        <table:table-row>
          <table:table-cell table:style-name="Table1.A2" office:value-type="string">
            <text:p text:style-name="Table_20_Contents">Warning</text:p>
          </table:table-cell>
          <table:table-cell table:style-name="Table1.B2" office:value-type="string">
            <text:p text:style-name="P15"><text:span text:style-name="Emphasis">Output</text:span>:</text:p>
            <text:p text:style-name="P15">Warning<text:line-break/>Error</text:p>
          </table:table-cell>
        </table:table-row>
        <table:table-row>
          <table:table-cell table:style-name="Table1.A2" office:value-type="string">
            <text:p text:style-name="Table_20_Contents">Error</text:p>
          </table:table-cell>
          <table:table-cell table:style-name="Table1.B2" office:value-type="string">
            <text:p text:style-name="P15"><text:span text:style-name="Emphasis">Output</text:span>:</text:p>
            <text:p text:style-name="P15">Error</text:p>
          </table:table-cell>
        </table:table-row>
      </table:table>
      <text:p text:style-name="Text_20_body"/>
      <text:p text:style-name="Text_20_body">Notice that as the level approaches "Error" less information is actually logged. This allows you to control the detail of your logger output. </text:p>
      <text:p text:style-name="P5">Add a package to your project to contain the Logger class. You should name this package, "utilities". It should contain one class, "Logger.java".</text:p>
      <text:p text:style-name="Text_20_body">Below is a test class that you can run to test your class.</text:p>
      <text:p text:style-name="Text_20_body">If your class is written correctly, you should see the following output when you run the test class.</text:p>
      <text:p text:style-name="Text_20_body"><text:span text:style-name="T2">Testing disable/enable logging</text:span><text:line-break/><text:span text:style-name="T2">You should see no messages:</text:span><text:line-break/><text:span text:style-name="T2">Testing Debug Detail</text:span><text:line-break/><text:span text:style-name="T2">You should see four messages:</text:span><text:line-break/><text:span text:style-name="T2">DEBUG: Message #1</text:span><text:line-break/><text:span text:style-name="T2">INFO: Message #2</text:span><text:line-break/><text:span text:style-name="T2">WARNING: Message #3</text:span><text:line-break/><text:span text:style-name="T2">ERROR: Message #4</text:span><text:line-break/><text:span text:style-name="T2">Testing Info Detail</text:span><text:line-break/><text:span text:style-name="T2">You should see three messages:</text:span><text:line-break/><text:span text:style-name="T2">INFO: Message #1</text:span><text:line-break/><text:span text:style-name="T2">WARNING: Message #2</text:span><text:line-break/><text:span text:style-name="T2">ERROR: Message #3</text:span><text:line-break/><text:span text:style-name="T2">Testing Warning Detail</text:span><text:line-break/><text:span text:style-name="T2">You should see two messages:</text:span><text:line-break/><text:span text:style-name="T2">WARNING: Message #1</text:span><text:line-break/><text:span text:style-name="T2">ERROR: Message #2</text:span><text:line-break/><text:span text:style-name="T2">Testing Error Detail</text:span><text:line-break/><text:span text:style-name="T2">You should see one messages:</text:span><text:line-break/><text:soft-page-break/><text:span text:style-name="T2">ERROR: Message #1</text:span></text:p>
      <text:p text:style-name="Text_20_body">As you can see from the sample output above, setting the log level of detail requires a user to only call the highest level of logging desired to log all messages that fall at or below that level.   For example, if log level is set to "debug", all messages get logged regardless of which log method is called. similarly,  if log level is set to "info", only messages of type "info" and lower, will be logged (no debug messages).  What this logger is doing is effectively limiting the amount of logger output.  </text:p>
      <text:p text:style-name="P5">Keep in mind that the goal of this assignment is to learn how to implement a static utility class.  We will be creating very few static classes because the general rule of thumb is to have as few static classes and methods as possible in an application.   Object oriented programming models rely on the creation of objects.  However, it's important that you know and understand the differences between a class that is used to instantiate objects and a static class that is used directly.  If you have any confusion over the 2 different types of classes, post to the discussion board or let's talk about it in chat!</text:p>
      <text:h text:style-name="Heading_20_3" text:outline-level="3"><text:bookmark text:name="anonymous_element_91"/><text:a xlink:type="simple" xlink:href="https://uml.umassonline.net/webapps/assignment/uploadAssignment?content_id=_5771143_1&amp;course_id=_69768_1&amp;assign_group_id=&amp;mode=view"><text:span text:style-name="T1">Assignment 2 - Creating and Using A Logger Utility</text:span></text:a> </text:h>
      <text:p text:style-name="P1">Attached Files:</text:p>
      <text:list xml:id="list4309909344139161651" text:style-name="L5">
        <text:list-item>
          <text:p text:style-name="P6"><draw:a xlink:type="simple" xlink:href="https://uml.umassonline.net/bbcswebdav/pid-5771143-dt-content-rid-21092915_1/xid-21092915_1" office:target-frame-name="_blank" xlink:show="new"><draw:frame draw:style-name="fr1" draw:name="Image2" text:anchor-type="as-char" svg:width="0.1665in" svg:height="0.1772in" draw:z-index="1"><draw:image xlink:href="https://uml.umassonline.net/images/ci/ng/cal_year_event.gif" xlink:type="simple" xlink:show="embed" xlink:actuate="onLoad"/><svg:title>File</svg:title></draw:frame></draw:a><text:a xlink:type="simple" xlink:href="https://uml.umassonline.net/bbcswebdav/pid-5771143-dt-content-rid-21092915_1/xid-21092915_1" office:target-frame-name="_blank" xlink:show="new"> TestLogger.java</text:a> (<text:bookmark text:name="/xid-21092915_1_fileSize1"/>2.283 KB) </text:p>
        </text:list-item>
      </text:list>
      <text:p text:style-name="Text_20_body">One of the most common utility functions in an application is the ability to log information about the running program.  In the past, before IDEs (like Netbeans)  were available or widely used, a lot of debugging information was printed to the console via statements embedded in the application.  For those of you who are old enough to remember this:</text:p>
      <text:p text:style-name="Text_20_body">print("here I am before incrementing x");</text:p>
      <text:p text:style-name="Text_20_body">// some code</text:p>
      <text:p text:style-name="Text_20_body">print("here I am after doing x");</text:p>
      <text:p text:style-name="Text_20_body">I'm sure you will be happy to know that debug print statements like these truly are a thing of the past.  With Java, debug statements become part of the application and actually have a more useful function than just debugging.  There are several good Java utilities that allow us to embed "debug" statements in our code and use them for logging various levels or types of activities that are happening in the application.  In fact, debug style statements are commonly used to create application logs.  Logs are permanent files which log application program flow, and are heavily relied upon not only to debug a program, but to track all program activity.  </text:p>
      <text:p text:style-name="Text_20_body">Today, with the widespread use of highly sophisticated IDEs, it's not as important or necessary to embed debugging statements in the application, however, logging is still heavily used. Log files are used to record business critical information, timestamp data, audit data, etc.  In addition, it is still sometimes necessary to log debug messages after an application is deployed and the user no longer has access to an IDE. In situations like this it can be really helpful to have the client turn on a "logging" feature in the program to provide information to the developer of the program as to what is going wrong. Log files, written to a permanent location, can be an important part of the application.</text:p>
      <text:p text:style-name="Text_20_body"><text:line-break/><text:soft-page-break/>One problem with using print statements for debugging is that you often get too many messages to sort out the problem. The log file becomes filled with detailed output that is too cluttered to make any sense. Eventually, the output is packed with so much information that you can no longer tell what is happening in your program.<text:line-break/><text:line-break/>A second problem is that when you are ready to release your program to the outside world you have to delete all of the print statements so that your users don't see them. Of course when you do this you lose the ability to debug your program later, unless you go back and add all of the print statements again.<text:line-break/><text:line-break/>A common solution to this problem is to write a utility class whose responsibility is to log information. This class can have a flag that will allow you to turn the logging on and off. In addition you should be able to tell the class how much detail you want in the output. Ultimately, this class will give you the ability to control when information is logged, what information is logged, how often information is logged, and even where the information is logged to. And you will be able to control all of this without changing a single line of code!</text:p>
      <text:p text:style-name="Text_20_body">This type of utility class is commonly written using static methods and data and is referred to as a static class.  In order to use the features of a utility class, the application can access the methods directly by referring to the class name, eliminating the need to  create an instance of the class in order to execute the methods. </text:p>
      <text:p text:style-name="Text_20_body">Your assignment this week is to write a utility class - <text:span text:style-name="T3">Logger.java </text:span>which will provide the following four log methods that print information to the console:</text:p>
      <text:list xml:id="list988181022124511871" text:style-name="L6">
        <text:list-item>
          <text:p text:style-name="P11">public static void logDebug(String strMessage); </text:p>
        </text:list-item>
        <text:list-item>
          <text:p text:style-name="P11">public static void logInfo(String strMessage); </text:p>
        </text:list-item>
        <text:list-item>
          <text:p text:style-name="P11">public static void logWarning(String strMessage); </text:p>
        </text:list-item>
        <text:list-item>
          <text:p text:style-name="P7">public static void logError(String strMessage </text:p>
        </text:list-item>
      </text:list>
      <text:p text:style-name="Text_20_body"><text:line-break/>In addition, you should have methods that allow the user to turn logging on and off:</text:p>
      <text:list xml:id="list7475630605949860601" text:style-name="L7">
        <text:list-item>
          <text:p text:style-name="P12">  public static void enableLogging(); </text:p>
        </text:list-item>
        <text:list-item>
          <text:p text:style-name="P8">  public static void disableLogging(); </text:p>
        </text:list-item>
      </text:list>
      <text:p text:style-name="Text_20_body"><text:line-break/>Finally, you need a way to set the current log level. This level will determine what information gets logged. </text:p>
      <text:list xml:id="list5829083463631251356" text:style-name="L8">
        <text:list-item>
          <text:p text:style-name="P14"> public static void setLogLevel(int logLevel);  // log levels will be numeric values (1-error, 2- <text:span text:style-name="T4">warning</text:span>, 3-informational, 4-debug) </text:p>
        </text:list-item>
      </text:list>
      <text:p text:style-name="Text_20_body"><text:line-break/><text:span text:style-name="Emphasis">(Notice that all of these methods are static. Because we are creating static methods, we will be able to use the Logger without creating an instance of a class.)</text:span><text:line-break/><text:soft-page-break/><text:line-break/>Here is a table that shows what will be printed depending on the log level set:</text:p>
      <table:table table:name="Table2" table:style-name="Table2">
        <table:table-column table:style-name="Table2.A"/>
        <table:table-column table:style-name="Table2.B"/>
        <table:table-row>
          <table:table-cell table:style-name="Table2.A1" office:value-type="string">
            <text:p text:style-name="Table_20_Contents">Debug</text:p>
          </table:table-cell>
          <table:table-cell table:style-name="Table2.B1" office:value-type="string">
            <text:p text:style-name="P15"><text:span text:style-name="Emphasis">Output</text:span>:</text:p>
            <text:p text:style-name="P15">Debug<text:line-break/>Info<text:line-break/>Warning<text:line-break/>Error</text:p>
          </table:table-cell>
        </table:table-row>
        <table:table-row>
          <table:table-cell table:style-name="Table2.A2" office:value-type="string">
            <text:p text:style-name="Table_20_Contents">Info</text:p>
          </table:table-cell>
          <table:table-cell table:style-name="Table2.B2" office:value-type="string">
            <text:p text:style-name="P15"><text:span text:style-name="Emphasis">Output</text:span>:</text:p>
            <text:p text:style-name="P15">Info<text:line-break/>Warning<text:line-break/>Error</text:p>
          </table:table-cell>
        </table:table-row>
        <table:table-row>
          <table:table-cell table:style-name="Table2.A2" office:value-type="string">
            <text:p text:style-name="Table_20_Contents">Warning</text:p>
          </table:table-cell>
          <table:table-cell table:style-name="Table2.B2" office:value-type="string">
            <text:p text:style-name="P15"><text:span text:style-name="Emphasis">Output</text:span>:</text:p>
            <text:p text:style-name="P15">Warning<text:line-break/>Error</text:p>
          </table:table-cell>
        </table:table-row>
        <table:table-row>
          <table:table-cell table:style-name="Table2.A2" office:value-type="string">
            <text:p text:style-name="Table_20_Contents">Error</text:p>
          </table:table-cell>
          <table:table-cell table:style-name="Table2.B2" office:value-type="string">
            <text:p text:style-name="P15"><text:span text:style-name="Emphasis">Output</text:span>:</text:p>
            <text:p text:style-name="P15">Error</text:p>
          </table:table-cell>
        </table:table-row>
      </table:table>
      <text:p text:style-name="Text_20_body"/>
      <text:p text:style-name="Text_20_body">Notice that as the level approaches "Error" less information is actually logged. This allows you to control the detail of your logger output. </text:p>
      <text:p text:style-name="P5">Add a package to your project to contain the Logger class. You should name this package, "utilities". It should contain one class, "Logger.java".</text:p>
      <text:p text:style-name="Text_20_body">Below is a test class that you can run to test your class.</text:p>
      <text:p text:style-name="Text_20_body">If your class is written correctly, you should see the following output when you run the test class.</text:p>
      <text:p text:style-name="Text_20_body"><text:span text:style-name="T2">Testing disable/enable logging</text:span><text:line-break/><text:span text:style-name="T2">You should see no messages:</text:span><text:line-break/><text:span text:style-name="T2">Testing Debug Detail</text:span><text:line-break/><text:span text:style-name="T2">You should see four messages:</text:span><text:line-break/><text:span text:style-name="T2">DEBUG: Message #1</text:span><text:line-break/><text:span text:style-name="T2">INFO: Message #2</text:span><text:line-break/><text:span text:style-name="T2">WARNING: Message #3</text:span><text:line-break/><text:span text:style-name="T2">ERROR: Message #4</text:span><text:line-break/><text:span text:style-name="T2">Testing Info Detail</text:span><text:line-break/><text:span text:style-name="T2">You should see three messages:</text:span><text:line-break/><text:soft-page-break/><text:span text:style-name="T2">INFO: Message #1</text:span><text:line-break/><text:span text:style-name="T2">WARNING: Message #2</text:span><text:line-break/><text:span text:style-name="T2">ERROR: Message #3</text:span><text:line-break/><text:span text:style-name="T2">Testing Warning Detail</text:span><text:line-break/><text:span text:style-name="T2">You should see two messages:</text:span><text:line-break/><text:span text:style-name="T2">WARNING: Message #1</text:span><text:line-break/><text:span text:style-name="T2">ERROR: Message #2</text:span><text:line-break/><text:span text:style-name="T2">Testing Error Detail</text:span><text:line-break/><text:span text:style-name="T2">You should see one messages:</text:span><text:line-break/><text:span text:style-name="T2">ERROR: Message #1</text:span></text:p>
      <text:p text:style-name="Text_20_body">As you can see from the sample output above, setting the log level of detail requires a user to only call the highest level of logging desired to log all messages that fall at or below that level.   For example, if log level is set to "debug", all messages get logged regardless of which log method is called. similarly,  if log level is set to "info", only messages of type "info" and lower, will be logged (no debug messages).  What this logger is doing is effectively limiting the amount of logger output.  </text:p>
      <text:p text:style-name="P5">Keep in mind that the goal of this assignment is to learn how to implement a static utility class.  We will be creating very few static classes because the general rule of thumb is to have as few static classes and methods as possible in an application.   Object oriented programming models rely on the creation of objects.  However, it's important that you know and understand the differences between a class that is used to instantiate objects and a static class that is used directly.  If you have any confusion over the 2 different types of classes, post to the discussion board or let's talk about it in cha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times new roman" svg:font-family="'times new roman', 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07:13:16.884980108</meta:creation-date>
    <dc:date>2015-09-07T07:14:10.215743177</dc:date>
    <meta:editing-duration>P0D</meta:editing-duration>
    <meta:editing-cycles>1</meta:editing-cycles>
    <meta:document-statistic meta:table-count="2" meta:image-count="2" meta:object-count="0" meta:page-count="7" meta:paragraph-count="82" meta:word-count="2242" meta:character-count="13098" meta:non-whitespace-character-count="10856"/>
    <meta:generator>LibreOffice/4.2.8.2$Linux_X86_64 LibreOffice_project/420m0$Build-2</meta:generator>
  </office:meta>
</office:document-meta>
</file>